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3" style:family="graphic" style:parent-style-name="standard">
      <style:graphic-properties draw:stroke="none" draw:fill="none" draw:textarea-vertical-align="middle" fo:min-height="1.73cm" fo:min-width="2.54cm" fo:padding-top="0.035cm" fo:padding-bottom="0.035cm" fo:padding-left="0.035cm" fo:padding-right="0.035cm"/>
      <style:paragraph-properties style:writing-mode="lr-tb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solid" svg:stroke-width="0.009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6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0.53cm" fo:min-width="2.54cm" fo:padding-top="0.035cm" fo:padding-bottom="0.035cm" fo:padding-left="0.035cm" fo:padding-right="0.035cm"/>
      <style:paragraph-properties style:writing-mode="lr-tb"/>
    </style:style>
    <style:style style:name="gr8" style:family="graphic" style:parent-style-name="standard">
      <style:graphic-properties draw:stroke="none" draw:fill="none" draw:textarea-vertical-align="middle" fo:min-height="0.449cm" fo:min-width="2.54cm" fo:padding-top="0.141cm" fo:padding-bottom="0.141cm" fo:padding-left="0.141cm" fo:padding-right="0.141cm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0.238cm" fo:min-width="2.54cm" fo:padding-top="0.141cm" fo:padding-bottom="0.141cm" fo:padding-left="0.141cm" fo:padding-right="0.141cm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358cm" fo:min-width="2.54cm" fo:padding-top="0.071cm" fo:padding-bottom="0.071cm" fo:padding-left="0.071cm" fo:padding-right="0.071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678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201cm" fo:min-width="2.54cm" fo:padding-top="0.071cm" fo:padding-bottom="0.071cm" fo:padding-left="0.071cm" fo:padding-right="0.071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1.015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1.916cm" fo:min-width="2.54cm" fo:padding-top="0.141cm" fo:padding-bottom="0.141cm" fo:padding-left="0.141cm" fo:padding-right="0.141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0.902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1.043cm" fo:min-width="2.54cm" fo:padding-top="0.141cm" fo:padding-bottom="0.141cm" fo:padding-left="0.141cm" fo:padding-right="0.14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2" style:family="text">
      <style:text-properties fo:color="#000000" loext:opacity="100%" style:font-name="Calibri1" fo:font-size="8pt" fo:background-color="#ffffff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olygon draw:style-name="gr1" draw:text-style-name="P1" draw:layer="layout" svg:width="3.6cm" svg:height="1.8cm" svg:x="8.152cm" svg:y="9.041cm" svg:viewBox="0 0 3601 1801" draw:points="0,1801 3601,1801 3601,0 0,0">
              <text:p/>
            </draw:polygon>
            <draw:polygon draw:style-name="gr2" draw:text-style-name="P2" draw:layer="layout" svg:width="3.6cm" svg:height="1.8cm" svg:x="8.152cm" svg:y="9.041cm" svg:viewBox="0 0 3601 1801" draw:points="0,1801 3601,1801 3601,0 0,0">
              <text:p/>
            </draw:polygon>
          </draw:g>
          <draw:frame draw:style-name="gr3" draw:text-style-name="P2" draw:layer="layout" svg:width="3.6cm" svg:height="1.8cm" svg:x="8.152cm" svg:y="9.041cm">
            <draw:text-box>
              <text:p text:style-name="P3"><text:span text:style-name="T1">Registrirani korisnik</text:span></text:p>
            </draw:text-box>
          </draw:frame>
        </draw:g>
        <draw:g>
          <draw:path draw:style-name="gr4" draw:text-style-name="P4" draw:layer="layout" svg:width="0cm" svg:height="0cm" svg:x="9.952cm" svg:y="10.941cm" svg:viewBox="0 0 0 0" svg:d="M0 0zM0 0z">
            <text:p/>
          </draw:path>
          <draw:path draw:style-name="gr5" draw:text-style-name="P2" draw:layer="layout" svg:width="0cm" svg:height="0cm" svg:x="9.952cm" svg:y="10.941cm" svg:viewBox="0 0 0 0" svg:d="M0 0zM0 0zM0 0z">
            <text:p/>
          </draw:path>
        </draw:g>
        <draw:g>
          <draw:g>
            <draw:polygon draw:style-name="gr4" draw:text-style-name="P4" draw:layer="layout" svg:width="0.15cm" svg:height="0.15cm" svg:x="14.202cm" svg:y="9.866cm" svg:viewBox="0 0 151 151" draw:points="0,0 0,151 151,76">
              <text:p/>
            </draw:polygon>
            <draw:path draw:style-name="gr5" draw:text-style-name="P2" draw:layer="layout" svg:width="2.6cm" svg:height="0.15cm" svg:x="11.752cm" svg:y="9.866cm" svg:viewBox="0 0 2601 151" svg:d="M2451 0v151l150-75zM0 76h2451">
              <text:p/>
            </draw:path>
          </draw:g>
          <draw:frame draw:style-name="gr6" draw:text-style-name="P2" draw:layer="layout" svg:width="2.6cm" svg:height="0.963cm" svg:x="11.752cm" svg:y="9.46cm">
            <draw:text-box>
              <text:p text:style-name="P3"><text:span text:style-name="T2">Zahtjev za bolovanjem</text:span></text:p>
            </draw:text-box>
          </draw:frame>
        </draw:g>
        <draw:g>
          <draw:path draw:style-name="gr2" draw:text-style-name="P2" draw:layer="layout" svg:width="3.8cm" svg:height="0.6cm" svg:x="7.852cm" svg:y="19.641cm" svg:viewBox="0 0 3801 601" svg:d="M0 601h3801M0 0h3801">
            <text:p/>
          </draw:path>
          <draw:frame draw:style-name="gr7" draw:text-style-name="P2" draw:layer="layout" svg:width="3.8cm" svg:height="0.6cm" svg:x="7.852cm" svg:y="19.641cm">
            <draw:text-box>
              <text:p text:style-name="P3"><text:span text:style-name="T1">D3 | Listići</text:span></text:p>
            </draw:text-box>
          </draw:frame>
        </draw:g>
        <draw:g>
          <draw:g>
            <draw:polygon draw:style-name="gr4" draw:text-style-name="P4" draw:layer="layout" svg:width="0.176cm" svg:height="0.193cm" draw:transform="skewX (0.00523598775598292) rotate (0.382576172037157) translate (10.4411622073944cm 19.404011754687cm)" svg:viewBox="0 0 177 194" draw:points="177,106 34,0 0,194">
              <text:p/>
            </draw:polygon>
            <draw:path draw:style-name="gr5" draw:text-style-name="P2" draw:layer="layout" svg:width="1.699cm" svg:height="2.286cm" draw:transform="rotate (0.377340184281174) translate (9.67004347539046cm 17.4583726832542cm)" svg:viewBox="0 0 1700 2287" svg:d="M175 2198l-141-105-34 194zM1700 0l-1596 2145">
              <text:p/>
            </draw:path>
          </draw:g>
          <draw:frame draw:style-name="gr8" draw:text-style-name="P5" draw:layer="layout" svg:width="2.848cm" svg:height="0.731cm" draw:transform="rotate (1.30899693899575) translate (10.159cm 19.489cm)">
            <draw:text-box>
              <text:p text:style-name="P3"><text:span text:style-name="T2">Upit</text:span></text:p>
            </draw:text-box>
          </draw:frame>
        </draw:g>
        <draw:g>
          <draw:polygon draw:style-name="gr4" draw:text-style-name="P4" draw:layer="layout" svg:width="0cm" svg:height="0cm" svg:x="11.752cm" svg:y="9.941cm" svg:viewBox="0 0 0 0" draw:points="0,0">
            <text:p/>
          </draw:polygon>
          <draw:path draw:style-name="gr5" draw:text-style-name="P2" draw:layer="layout" svg:width="0cm" svg:height="0cm" svg:x="11.752cm" svg:y="9.941cm" svg:viewBox="0 0 0 0" svg:d="M0 0zM0 0z">
            <text:p/>
          </draw:path>
        </draw:g>
        <draw:g>
          <draw:g>
            <draw:polygon draw:style-name="gr4" draw:text-style-name="P4" draw:layer="layout" svg:width="0.15cm" svg:height="0.15cm" svg:x="9.677cm" svg:y="20.241cm" svg:viewBox="0 0 151 151" draw:points="151,151 0,151 75,0">
              <text:p/>
            </draw:polygon>
            <draw:path draw:style-name="gr5" draw:text-style-name="P2" draw:layer="layout" svg:width="0.15cm" svg:height="2.3cm" svg:x="9.677cm" svg:y="20.241cm" svg:viewBox="0 0 151 2301" svg:d="M151 149h-151l75-149zM75 149v2152">
              <text:p/>
            </draw:path>
          </draw:g>
          <draw:frame draw:style-name="gr6" draw:text-style-name="P2" draw:layer="layout" svg:width="2.3cm" svg:height="0.623cm" draw:transform="rotate (1.5707963267949) translate (9.441cm 22.541cm)">
            <draw:text-box>
              <text:p text:style-name="P3"><text:span text:style-name="T2">Podaci o listiću</text:span></text:p>
            </draw:text-box>
          </draw:frame>
        </draw:g>
        <draw:g>
          <draw:g>
            <draw:polygon draw:style-name="gr4" draw:text-style-name="P4" draw:layer="layout" svg:width="0.122cm" svg:height="0.136cm" svg:x="9.449cm" svg:y="16.804cm" svg:viewBox="0 0 123 137" draw:points="0,110 123,137 88,0">
              <text:p/>
            </draw:polygon>
            <draw:path draw:style-name="gr5" draw:text-style-name="P2" draw:layer="layout" svg:width="0.617cm" svg:height="2.666cm" svg:x="8.953cm" svg:y="16.804cm" svg:viewBox="0 0 618 2667" svg:d="M496 108l122 27-34-135zM0 2667l557-2545">
              <text:p/>
            </draw:path>
          </draw:g>
          <draw:frame draw:style-name="gr9" draw:text-style-name="P5" draw:layer="layout" svg:width="2.729cm" svg:height="0.623cm" draw:transform="rotate (1.3554226970988) translate (8.65cm 19.404cm)">
            <draw:text-box>
              <text:p text:style-name="P3"><text:span text:style-name="T2">Valjanost</text:span></text:p>
            </draw:text-box>
          </draw:frame>
        </draw:g>
        <draw:g>
          <draw:g>
            <draw:polygon draw:style-name="gr4" draw:text-style-name="P4" draw:layer="layout" svg:width="0.139cm" svg:height="0.167cm" svg:x="8.822cm" svg:y="19.511cm" svg:viewBox="0 0 140 168" draw:points="0,57 140,0 128,168">
              <text:p/>
            </draw:polygon>
            <draw:path draw:style-name="gr5" draw:text-style-name="P2" draw:layer="layout" svg:width="1.212cm" svg:height="2.9cm" svg:x="7.749cm" svg:y="16.778cm" svg:viewBox="0 0 1213 2901" svg:d="M1075 2791l138-58-12 168zM1144 2762l-1144-2762">
              <text:p/>
            </draw:path>
          </draw:g>
          <draw:frame draw:style-name="gr6" draw:text-style-name="P2" draw:layer="layout" svg:width="3.138cm" svg:height="0.623cm" draw:transform="rotate (1.96314634264322) translate (8.662cm 19.797cm)">
            <draw:text-box>
              <text:p text:style-name="P3"><text:span text:style-name="T2">Upit</text:span></text:p>
            </draw:text-box>
          </draw:frame>
        </draw:g>
        <draw:g>
          <draw:g>
            <draw:path draw:style-name="gr1" draw:text-style-name="P1" draw:layer="layout" svg:width="2.5cm" svg:height="0.5cm" svg:x="7.302cm" svg:y="15.241cm" svg:viewBox="0 0 2501 501" svg:d="M0 501h2501v-183c0-56-15-111-42-159-28-48-68-89-117-116-48-28-102-43-158-43h-1-1866c-56 0-110 15-158 43-49 27-89 68-117 116-27 48-42 103-42 159z">
              <text:p/>
            </draw:path>
            <draw:path draw:style-name="gr2" draw:text-style-name="P2" draw:layer="layout" svg:width="2.5cm" svg:height="0.5cm" svg:x="7.302cm" svg:y="15.241cm" svg:viewBox="0 0 2501 501" svg:d="M0 501h2501v-183c0-56-15-111-42-159-28-48-68-89-117-116-48-28-102-43-158-43h-1-1866c-56 0-110 15-158 43-49 27-89 68-117 116-27 48-42 103-42 159z">
              <text:p/>
            </draw:path>
          </draw:g>
          <draw:frame draw:style-name="gr10" draw:text-style-name="P2" draw:layer="layout" svg:width="2.5cm" svg:height="0.5cm" svg:x="7.302cm" svg:y="15.241cm">
            <draw:text-box>
              <text:p text:style-name="P3"><text:span text:style-name="T1">P6.1</text:span></text:p>
            </draw:text-box>
          </draw:frame>
        </draw:g>
        <draw:g>
          <draw:g>
            <draw:path draw:style-name="gr1" draw:text-style-name="P1" draw:layer="layout" svg:width="2.5cm" svg:height="1cm" svg:x="7.302cm" svg:y="15.741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7.302cm" svg:y="15.741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1" draw:text-style-name="P2" draw:layer="layout" svg:width="2.5cm" svg:height="1cm" svg:x="7.302cm" svg:y="15.741cm">
            <draw:text-box>
              <text:p text:style-name="P3"><text:span text:style-name="T1">Provjera valjanosti listića</text:span></text:p>
            </draw:text-box>
          </draw:frame>
        </draw:g>
        <draw:g>
          <draw:g>
            <draw:polygon draw:style-name="gr4" draw:text-style-name="P4" draw:layer="layout" svg:width="0.143cm" svg:height="0.166cm" svg:x="9.835cm" svg:y="10.841cm" svg:viewBox="0 0 144 167" draw:points="0,121 144,167 118,0">
              <text:p/>
            </draw:polygon>
            <draw:path draw:style-name="gr5" draw:text-style-name="P2" draw:layer="layout" svg:width="1.426cm" svg:height="4.4cm" svg:x="8.552cm" svg:y="10.841cm" svg:viewBox="0 0 1427 4401" svg:d="M1285 120l142 45-25-165zM0 4401l1356-4259">
              <text:p/>
            </draw:path>
          </draw:g>
          <draw:frame draw:style-name="gr6" draw:text-style-name="P2" draw:layer="layout" svg:width="4.617cm" svg:height="0.623cm" draw:transform="rotate (1.2627457138179) translate (8.256cm 15.147cm)">
            <draw:text-box>
              <text:p text:style-name="P3"><text:span text:style-name="T2">Novo stanje na računu</text:span></text:p>
            </draw:text-box>
          </draw:frame>
        </draw:g>
        <draw:g>
          <draw:g>
            <draw:polygon draw:style-name="gr4" draw:text-style-name="P4" draw:layer="layout" svg:width="0.226cm" svg:height="0.226cm" draw:transform="skewX (-0.00436332312998584) rotate (0.676140552222603) translate (14.7758432677243cm 13.6062949578322cm)" svg:viewBox="0 0 227 227" draw:points="0,0 0,227 227,114">
              <text:p/>
            </draw:polygon>
            <draw:path draw:style-name="gr5" draw:text-style-name="P2" draw:layer="layout" svg:width="2.558cm" svg:height="0.226cm" draw:transform="rotate (0.679631210726592) translate (12.9623083598863cm 15.0717266699696cm)" svg:viewBox="0 0 2559 227" svg:d="M2333 0v227l226-113zM0 114h2333">
              <text:p/>
            </draw:path>
          </draw:g>
          <draw:frame draw:style-name="gr12" draw:text-style-name="P5" draw:layer="layout" svg:width="2.557cm" svg:height="1.96cm" draw:transform="rotate (0.678933079025794) translate (12.418cm 14.397cm)">
            <draw:text-box>
              <text:p text:style-name="P3"><text:span text:style-name="T2">Potvrda</text:span></text:p>
            </draw:text-box>
          </draw:frame>
        </draw:g>
        <draw:g>
          <draw:g>
            <draw:path draw:style-name="gr1" draw:text-style-name="P1" draw:layer="layout" svg:width="2.5cm" svg:height="0.343cm" svg:x="10.833cm" svg:y="15.235cm" svg:viewBox="0 0 2501 344" svg:d="M0 344h2501v-25c0-56-15-111-42-160-28-48-68-88-117-116-48-28-102-43-158-43h-1-1866c-56 0-110 15-158 43-49 28-89 68-117 116-27 49-42 104-42 160z">
              <text:p/>
            </draw:path>
            <draw:path draw:style-name="gr2" draw:text-style-name="P2" draw:layer="layout" svg:width="2.5cm" svg:height="0.343cm" svg:x="10.833cm" svg:y="15.235cm" svg:viewBox="0 0 2501 344" svg:d="M0 344h2501v-25c0-56-15-111-42-160-28-48-68-88-117-116-48-28-102-43-158-43h-1-1866c-56 0-110 15-158 43-49 28-89 68-117 116-27 49-42 104-42 160z">
              <text:p/>
            </draw:path>
          </draw:g>
          <draw:frame draw:style-name="gr13" draw:text-style-name="P2" draw:layer="layout" svg:width="2.5cm" svg:height="0.483cm" svg:x="10.833cm" svg:y="15.165cm">
            <draw:text-box>
              <text:p text:style-name="P3"><text:span text:style-name="T1">P6.2</text:span></text:p>
            </draw:text-box>
          </draw:frame>
        </draw:g>
        <draw:g>
          <draw:g>
            <draw:path draw:style-name="gr1" draw:text-style-name="P1" draw:layer="layout" svg:width="2.5cm" svg:height="1.157cm" svg:x="10.833cm" svg:y="15.578cm" svg:viewBox="0 0 2501 1158" svg:d="M2 840c0 1 0 2 0 3 0 55 15 109 42 157 28 48 68 88 116 116 47 27 102 42 157 42h1866 1c56 0 110-15 158-43 49-27 89-67 117-116 27-48 42-103 42-158 0-1 0-1 0-1v-840h-2501v840z">
              <text:p/>
            </draw:path>
            <draw:path draw:style-name="gr2" draw:text-style-name="P2" draw:layer="layout" svg:width="2.5cm" svg:height="1.157cm" svg:x="10.833cm" svg:y="15.578cm" svg:viewBox="0 0 2501 1158" svg:d="M2 840c0 1 0 2 0 3 0 55 15 109 42 157 28 48 68 88 116 116 47 27 102 42 157 42h1866 1c56 0 110-15 158-43 49-27 89-67 117-116 27-48 42-103 42-158 0-1 0-1 0-1v-840h-2501v840z">
              <text:p/>
            </draw:path>
          </draw:g>
          <draw:frame draw:style-name="gr14" draw:text-style-name="P2" draw:layer="layout" svg:width="2.5cm" svg:height="1.157cm" svg:x="10.833cm" svg:y="15.578cm">
            <draw:text-box>
              <text:p text:style-name="P3"><text:span text:style-name="T1">Potvrđivanje isplate listića</text:span></text:p>
            </draw:text-box>
          </draw:frame>
        </draw:g>
        <draw:g>
          <draw:g>
            <draw:polygon draw:style-name="gr4" draw:text-style-name="P4" draw:layer="layout" svg:width="0.224cm" svg:height="0.255cm" svg:x="7.903cm" svg:y="14.886cm" svg:viewBox="0 0 225 256" draw:points="0,0 225,62 49,256">
              <text:p/>
            </draw:polygon>
            <draw:path draw:style-name="gr5" draw:text-style-name="P2" draw:layer="layout" svg:width="1.249cm" svg:height="4.3cm" svg:x="7.903cm" svg:y="10.841cm" svg:viewBox="0 0 1250 4301" svg:d="M0 4046l223 62-174 193zM111 4077l1139-4077">
              <text:p/>
            </draw:path>
          </draw:g>
          <draw:frame draw:style-name="gr6" draw:text-style-name="P2" draw:layer="layout" svg:width="4.464cm" svg:height="0.623cm" draw:transform="rotate (1.29869949640898) translate (7.652cm 15.057cm)">
            <draw:text-box>
              <text:p text:style-name="P3"><text:span text:style-name="T2">Zahtjev za isplatom listića</text:span></text:p>
            </draw:text-box>
          </draw:frame>
        </draw:g>
        <draw:g>
          <draw:g>
            <draw:polygon draw:style-name="gr4" draw:text-style-name="P4" draw:layer="layout" svg:width="0.18cm" svg:height="0.167cm" draw:transform="skewX (0.00593411945678067) rotate (-0.644550092761507) translate (11.0521077458344cm 10.7588666153869cm)" svg:viewBox="0 0 181 168" draw:points="154,0 181,168 0,111">
              <text:p/>
            </draw:polygon>
            <draw:path draw:style-name="gr5" draw:text-style-name="P2" draw:layer="layout" svg:width="4.164cm" svg:height="0.731cm" draw:transform="rotate (-0.644899158611906) translate (11.3908081849289cm 10.3075445378715cm)" svg:viewBox="0 0 4165 732" svg:d="M153 564l27 168-180-56zM167 648l3998-648">
              <text:p/>
            </draw:path>
          </draw:g>
          <draw:frame draw:style-name="gr15" draw:text-style-name="P5" draw:layer="layout" svg:width="4.218cm" svg:height="0.7cm" draw:transform="rotate (-0.484328867428427) translate (11.148cm 10.537cm)">
            <draw:text-box>
              <text:p text:style-name="P3"><text:span text:style-name="T2">Novo stanje na računu</text:span></text:p>
            </draw:text-box>
          </draw:frame>
        </draw:g>
        <draw:g>
          <draw:g>
            <draw:polygon draw:style-name="gr4" draw:text-style-name="P4" draw:layer="layout" svg:width="0.254cm" svg:height="0.254cm" draw:transform="skewX (0.00366519142918808) rotate (1.30602987926736) translate (11.8616133812919cm 16.9821735956222cm)" svg:viewBox="0 0 255 255" draw:points="0,0 0,255 255,129">
              <text:p/>
            </draw:polygon>
            <draw:path draw:style-name="gr5" draw:text-style-name="P2" draw:layer="layout" svg:width="2.868cm" svg:height="0.254cm" draw:transform="skewX (-0.000349065850398877) rotate (1.30253922076337) translate (11.1688008717904cm 19.5025629129392cm)" svg:viewBox="0 0 2869 255" svg:d="M2616 0v255l253-127zM0 130l2616-2">
              <text:p/>
            </draw:path>
          </draw:g>
          <draw:frame draw:style-name="gr16" draw:text-style-name="P5" draw:layer="layout" svg:width="2.868cm" svg:height="2.198cm" draw:transform="rotate (1.30358641831456) translate (10.233cm 19.247cm)">
            <draw:text-box>
              <text:p text:style-name="P3"><text:span text:style-name="T2">Potvrda</text:span></text:p>
            </draw:text-box>
          </draw:frame>
        </draw:g>
        <draw:g>
          <draw:g>
            <draw:path draw:style-name="gr1" draw:text-style-name="P1" draw:layer="layout" svg:width="2.5cm" svg:height="0.5cm" svg:x="14.643cm" svg:y="12.062cm" svg:viewBox="0 0 2501 501" svg:d="M0 501h2501v-183c0-56-15-110-42-159-28-48-68-88-117-116-48-28-102-43-158-43h-1-1866c-56 0-110 15-158 43-49 28-89 68-117 116-27 49-42 103-42 159z">
              <text:p/>
            </draw:path>
            <draw:path draw:style-name="gr2" draw:text-style-name="P2" draw:layer="layout" svg:width="2.5cm" svg:height="0.5cm" svg:x="14.643cm" svg:y="12.062cm" svg:viewBox="0 0 2501 501" svg:d="M0 501h2501v-183c0-56-15-110-42-159-28-48-68-88-117-116-48-28-102-43-158-43h-1-1866c-56 0-110 15-158 43-49 28-89 68-117 116-27 49-42 103-42 159z">
              <text:p/>
            </draw:path>
          </draw:g>
          <draw:frame draw:style-name="gr10" draw:text-style-name="P2" draw:layer="layout" svg:width="2.5cm" svg:height="0.5cm" svg:x="14.643cm" svg:y="12.062cm">
            <draw:text-box>
              <text:p text:style-name="P3"><text:span text:style-name="T1">P6.3</text:span></text:p>
            </draw:text-box>
          </draw:frame>
        </draw:g>
        <draw:g>
          <draw:g>
            <draw:path draw:style-name="gr1" draw:text-style-name="P1" draw:layer="layout" svg:width="2.5cm" svg:height="1cm" svg:x="14.643cm" svg:y="12.562cm" svg:viewBox="0 0 2501 1001" svg:d="M2 683c0 1 0 2 0 3 0 55 15 109 42 157 28 48 68 88 116 116 47 27 102 42 157 42h1866 1c56 0 110-15 158-43 49-27 89-67 117-116 27-48 42-103 42-158 0-1 0-1 0-1v-683h-2501v683z">
              <text:p/>
            </draw:path>
            <draw:path draw:style-name="gr2" draw:text-style-name="P2" draw:layer="layout" svg:width="2.5cm" svg:height="1cm" svg:x="14.643cm" svg:y="12.562cm" svg:viewBox="0 0 2501 1001" svg:d="M2 683c0 1 0 2 0 3 0 55 15 109 42 157 28 48 68 88 116 116 47 27 102 42 157 42h1866 1c56 0 110-15 158-43 49-27 89-67 117-116 27-48 42-103 42-158 0-1 0-1 0-1v-683h-2501v683z">
              <text:p/>
            </draw:path>
          </draw:g>
          <draw:frame draw:style-name="gr11" draw:text-style-name="P2" draw:layer="layout" svg:width="2.5cm" svg:height="1cm" svg:x="14.643cm" svg:y="12.562cm">
            <draw:text-box>
              <text:p text:style-name="P3"><text:span text:style-name="T1">Generiranje novog stanja na računu</text:span></text:p>
            </draw:text-box>
          </draw:frame>
        </draw:g>
        <draw:g>
          <draw:g>
            <draw:polygon draw:style-name="gr4" draw:text-style-name="P4" draw:layer="layout" svg:width="0.18cm" svg:height="0.167cm" draw:transform="skewX (0.00593411945678074) rotate (-0.169122404518251) translate (4.05324782646042cm 9.97982337587061cm)" svg:viewBox="0 0 181 168" draw:points="154,0 181,168 0,111">
              <text:p/>
            </draw:polygon>
            <draw:path draw:style-name="gr5" draw:text-style-name="P2" draw:layer="layout" svg:width="4.164cm" svg:height="0.731cm" draw:transform="rotate (-0.16947147036865) translate (4.1478068099064cm 9.42352471171145cm)" svg:viewBox="0 0 4165 732" svg:d="M153 564l27 168-180-56zM167 648l3998-648">
              <text:p/>
            </draw:path>
          </draw:g>
          <draw:frame draw:style-name="gr15" draw:text-style-name="P5" draw:layer="layout" svg:width="4.218cm" svg:height="0.7cm" draw:transform="rotate (-0.00890117918517077) translate (4.037cm 9.739cm)">
            <draw:text-box>
              <text:p text:style-name="P3"><text:span text:style-name="T2">Zahtjev za uplatom listića</text:span></text:p>
            </draw:text-box>
          </draw:frame>
        </draw:g>
        <draw:g>
          <draw:g>
            <draw:polygon draw:style-name="gr4" draw:text-style-name="P4" draw:layer="layout" svg:width="0.18cm" svg:height="0.167cm" draw:transform="skewX (0.00593411945678066) rotate (-0.644550092761507) translate (4.73610774583442cm 7.00486661538687cm)" svg:viewBox="0 0 181 168" draw:points="154,0 181,168 0,111">
              <text:p/>
            </draw:polygon>
            <draw:path draw:style-name="gr5" draw:text-style-name="P2" draw:layer="layout" svg:width="4.164cm" svg:height="0.731cm" draw:transform="rotate (-0.644899158611906) translate (5.07480818492895cm 6.55354453787153cm)" svg:viewBox="0 0 4165 732" svg:d="M153 564l27 168-180-56zM167 648l3998-648">
              <text:p/>
            </draw:path>
          </draw:g>
          <draw:frame draw:style-name="gr15" draw:text-style-name="P5" draw:layer="layout" svg:width="4.218cm" svg:height="0.963cm" draw:transform="rotate (-0.484328867428427) translate (4.893cm 6.667cm)">
            <draw:text-box>
              <text:p text:style-name="P3"><text:span text:style-name="T2">Dodavanje novog događaja na listić</text:span></text:p>
            </draw:text-box>
          </draw:frame>
        </draw:g>
        <draw:g>
          <draw:g>
            <draw:polygon draw:style-name="gr4" draw:text-style-name="P4" draw:layer="layout" svg:width="0.18cm" svg:height="0.167cm" draw:transform="skewX (0.0059341194567808) rotate (0.962898148325271) translate (10.3485034073818cm 9.02589776295909cm)" svg:viewBox="0 0 181 168" draw:points="154,0 181,168 0,111">
              <text:p/>
            </draw:polygon>
            <draw:path draw:style-name="gr5" draw:text-style-name="P2" draw:layer="layout" svg:width="4.164cm" svg:height="0.731cm" draw:transform="rotate (0.962549082474873) translate (9.88507320035255cm 8.70396291192794cm)" svg:viewBox="0 0 4165 732" svg:d="M153 564l27 168-180-56zM167 648l3998-648">
              <text:p/>
            </draw:path>
          </draw:g>
          <draw:frame draw:style-name="gr15" draw:text-style-name="P5" draw:layer="layout" svg:width="4.218cm" svg:height="0.7cm" draw:transform="rotate (1.12311937365835) translate (10.124cm 8.939cm)">
            <draw:text-box>
              <text:p text:style-name="P3"><text:span text:style-name="T2">Događaji</text:span></text:p>
            </draw:text-box>
          </draw:frame>
        </draw:g>
        <draw:g>
          <draw:g>
            <draw:polygon draw:style-name="gr4" draw:text-style-name="P4" draw:layer="layout" svg:width="0.185cm" svg:height="0.185cm" draw:transform="rotate (1.53431894542822) translate (9.15152831623598cm 6.17353663520769cm)" svg:viewBox="0 0 186 186" draw:points="0,0 0,186 186,93">
              <text:p/>
            </draw:polygon>
            <draw:path draw:style-name="gr5" draw:text-style-name="P2" draw:layer="layout" svg:width="3.196cm" svg:height="0.185cm" draw:transform="rotate (1.53606427468021) translate (9.04695620910288cm 9.18314401030403cm)" svg:viewBox="0 0 3197 186" svg:d="M3013 0v186l184-93zM0 94l3013-1">
              <text:p/>
            </draw:path>
          </draw:g>
          <draw:frame draw:style-name="gr17" draw:text-style-name="P5" draw:layer="layout" svg:width="3.196cm" svg:height="1.184cm" draw:transform="rotate (1.53606427468021) translate (8.548cm 9.166cm)">
            <draw:text-box>
              <text:p text:style-name="P3"><text:span text:style-name="T2">Zahtjev za pregledom događaja</text:span></text:p>
            </draw:text-box>
          </draw:frame>
        </draw:g>
        <draw:g>
          <draw:polygon draw:style-name="gr4" draw:text-style-name="P4" draw:layer="layout" svg:width="0cm" svg:height="0cm" svg:x="10.288cm" svg:y="8.94cm" svg:viewBox="0 0 0 0" draw:points="0,0">
            <text:p/>
          </draw:polygon>
          <draw:path draw:style-name="gr5" draw:text-style-name="P2" draw:layer="layout" svg:width="0cm" svg:height="0cm" svg:x="10.288cm" svg:y="8.94cm" svg:viewBox="0 0 0 0" svg:d="M0 0zM0 0z">
            <text:p/>
          </draw:path>
        </draw:g>
        <draw:g>
          <draw:g>
            <draw:polygon draw:style-name="gr4" draw:text-style-name="P4" draw:layer="layout" svg:width="0.207cm" svg:height="0.207cm" draw:transform="skewX (-0.00488692190558409) rotate (0.652229541470281) translate (14.4158286976972cm 6.91770908830038cm)" svg:viewBox="0 0 208 208" draw:points="0,0 0,208 208,103">
              <text:p/>
            </draw:polygon>
            <draw:path draw:style-name="gr5" draw:text-style-name="P2" draw:layer="layout" svg:width="3.577cm" svg:height="0.207cm" draw:transform="rotate (0.657640062151463) translate (11.7485414285291cm 8.97773612919258cm)" svg:viewBox="0 0 3578 208" svg:d="M3372 0v208l206-103zM0 105h3372">
              <text:p/>
            </draw:path>
          </draw:g>
          <draw:frame draw:style-name="gr18" draw:text-style-name="P5" draw:layer="layout" svg:width="3.577cm" svg:height="1.325cm" draw:transform="rotate (0.657465529226264) translate (11.407cm 8.536cm)">
            <draw:text-box>
              <text:p text:style-name="P3"><text:span text:style-name="T2">Zahtjev za prijavom u sustav</text:span></text:p>
            </draw:text-box>
          </draw:frame>
        </draw:g>
        <draw:g>
          <draw:polygon draw:style-name="gr4" draw:text-style-name="P4" draw:layer="layout" svg:width="0cm" svg:height="0cm" svg:x="11.812cm" svg:y="9.059cm" svg:viewBox="0 0 0 0" draw:points="0,0">
            <text:p/>
          </draw:polygon>
          <draw:path draw:style-name="gr5" draw:text-style-name="P2" draw:layer="layout" svg:width="0cm" svg:height="0cm" svg:x="11.812cm" svg:y="9.059cm" svg:viewBox="0 0 0 0" svg:d="M0 0zM0 0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3-27T21:13:47.428319968</dc:date>
    <meta:creation-date>2012-03-30T23:38:04Z</meta:creation-date>
    <meta:generator>LibreOffice/7.2.5.2$MacOSX_AARCH64 LibreOffice_project/499f9727c189e6ef3471021d6132d4c694f357e5</meta:generator>
    <meta:editing-duration>PT10M17S</meta:editing-duration>
    <meta:editing-cycles>1</meta:editing-cycles>
    <meta:document-statistic meta:object-count="125"/>
  </office:meta>
</office:document-meta>
</file>